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20623964FE3A9EFC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1.25cm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29cm" svg:stroke-color="#000000" draw:marker-start-width="0.993cm" draw:marker-end="線の終点_20_1" draw:marker-end-width="1.093cm" draw:fill="none" draw:textarea-vertical-align="middle" fo:padding-top="0.389cm" fo:padding-bottom="0.389cm" fo:padding-left="0.514cm" fo:padding-right="0.514cm"/>
    </style:style>
    <style:style style:name="gr4" style:family="graphic" style:parent-style-name="objectwithoutfill">
      <style:graphic-properties svg:stroke-width="0.529cm" svg:stroke-color="#000000" draw:marker-start-width="0.993cm" draw:marker-end="線の終点_20_2" draw:marker-end-width="1.093cm" draw:fill="none" draw:textarea-vertical-align="middle" fo:padding-top="0.389cm" fo:padding-bottom="0.389cm" fo:padding-left="0.514cm" fo:padding-right="0.5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1.75cm" svg:height="1.75cm" svg:x="28.95cm" svg:y="20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75cm" svg:height="1.75cm" svg:x="26.25cm" svg:y="22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75cm" svg:height="1.75cm" svg:x="7.258cm" svg:y="9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75cm" svg:height="1.75cm" svg:x="9.608cm" svg:y="6.2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749cm" svg:height="18.999cm" svg:x="7.008cm" svg:y="5.706cm">
          <draw:image xlink:href="Pictures/10000001000003E800000320623964FE3A9EFC80.png" xlink:type="simple" xlink:show="embed" xlink:actuate="onLoad" draw:mime-type="image/png">
            <text:p/>
          </draw:image>
        </draw:frame>
        <draw:connector draw:style-name="gr3" draw:text-style-name="P2" draw:layer="layout" draw:type="curve" draw:line-skew="-0.719cm -1.112cm" svg:x1="7.258cm" svg:y1="9.88cm" svg:x2="10.483cm" svg:y2="6.205cm" draw:start-shape="id1" draw:start-glue-point="3" draw:end-shape="id2" draw:end-glue-point="0" svg:d="M7258 9880c-1830 0-1526-2644-262-4168s3487-1926 3487 493" svg:viewBox="0 0 4517 5401">
          <text:p/>
        </draw:connector>
        <draw:connector draw:style-name="gr3" draw:text-style-name="P2" draw:layer="layout" draw:type="curve" draw:line-skew="0.664cm 1.157cm" svg:x1="30.7cm" svg:y1="21.025cm" svg:x2="27.125cm" svg:y2="24.6cm" draw:start-shape="id3" draw:start-glue-point="1" draw:end-shape="id4" draw:end-glue-point="2" svg:d="M30700 21025c1747 0 1457 2617 126 4132s-3701 1930-3701-557" svg:viewBox="0 0 4794 5356">
          <text:p/>
        </draw:connector>
        <draw:line draw:style-name="gr4" draw:text-style-name="P2" draw:layer="layout" svg:x1="17.55cm" svg:y1="8.05cm" svg:x2="21.55cm" svg:y2="8.05cm">
          <text:p/>
        </draw:line>
        <draw:line draw:style-name="gr4" draw:text-style-name="P2" draw:layer="layout" svg:x1="21.55cm" svg:y1="22.35cm" svg:x2="17.55cm" svg:y2="22.35cm">
          <text:p/>
        </draw:line>
        <draw:line draw:style-name="gr4" draw:text-style-name="P2" draw:layer="layout" svg:x1="17.879cm" svg:y1="16.916cm" svg:x2="21.379cm" svg:y2="13.666cm">
          <text:p/>
        </draw:line>
        <draw:line draw:style-name="gr4" draw:text-style-name="P2" draw:layer="layout" svg:x1="29.3cm" svg:y1="13.4cm" svg:x2="29.3cm" svg:y2="17.4cm">
          <text:p/>
        </draw:line>
        <draw:line draw:style-name="gr4" draw:text-style-name="P2" draw:layer="layout" svg:x1="9.85cm" svg:y1="17.15cm" svg:x2="9.85cm" svg:y2="13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09:48:28.605000000</meta:creation-date>
    <dc:date>2024-03-23T11:00:56.220000000</dc:date>
    <meta:editing-duration>PT1H11M49S</meta:editing-duration>
    <meta:editing-cycles>5</meta:editing-cycles>
    <meta:generator>LibreOffice/7.4.7.2$Windows_X86_64 LibreOffice_project/723314e595e8007d3cf785c16538505a1c878ca5</meta:generator>
    <meta:document-statistic meta:object-count="12"/>
  </office:meta>
</office:document-meta>
</file>